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6.3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ConsultarEstadoPlesbicito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<text:s text:c="3"/></text:p>
          </table:table-cell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Aparece Han votado en 0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Aparece Han votado en 0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iempo Restante</text:p>
          </table:table-cell>
          <table:table-cell office:value-type="string">
            <text:p>Fecha de finalizacion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table:style-name="ce1" office:value-type="string">
            <text:p>No se pueden realizar votos en blanc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Estadísticas Esp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office:value-type="string">
            <text:p>Porcentajes</text:p>
          </table:table-cell>
          <table:table-cell office:value-type="string">
            <text:p>Tendencia 1 – 10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office:value-type="string">
            <text:p>Porcentajes</text:p>
          </table:table-cell>
          <table:table-cell office:value-type="string">
            <text:p>Tendencia 1 – 100%</text:p>
          </table:table-cell>
        </table:table-row>
        <table:table-row table:style-name="ro2" table:number-rows-repeated="104852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EstadoPlesbicito - ESCAlternativo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n las estadísticas generale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n las estadísticas generales</text:p>
          </table:table-cell>
        </table:table-row>
        <table:table-row table:style-name="ro2">
          <table:table-cell office:value-type="string">
            <text:p>Sel General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Duración</text:p>
          </table:table-cell>
          <table:table-cell table:style-name="ce1" office:value-type="string">
            <text:p>Se muestra la fecha de inicio y finalización</text:p>
          </table:table-cell>
        </table:table-row>
        <table:table-row table:style-name="ro2">
          <table:table-cell office:value-type="string">
            <text:p>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/>
          <table:table-cell office:value-type="string">
            <text:p>Tendencia 2 – 1 voto</text:p>
          </table:table-cell>
        </table:table-row>
        <table:table-row table:style-name="ro2">
          <table:table-cell office:value-type="string">
            <text:p>Porcentajes</text:p>
          </table:table-cell>
          <table:table-cell office:value-type="string">
            <text:p>Tendencia 1 – 50%</text:p>
          </table:table-cell>
        </table:table-row>
        <table:table-row table:style-name="ro2">
          <table:table-cell/>
          <table:table-cell office:value-type="string">
            <text:p>Tendencia 2 – 5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n las estadisticas desplegadas según el genero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n las estadisticas desplegadas según el genero</text:p>
          </table:table-cell>
        </table:table-row>
        <table:table-row table:style-name="ro2">
          <table:table-cell office:value-type="string">
            <text:p>Sel Por Género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Por Masculino Votos en tot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r Masculino Votos Tendencia x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office:value-type="string">
            <text:p>Por Masculino 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Por Femenino Votos en tot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r Femenino Votos Tendencia x</text:p>
          </table:table-cell>
          <table:table-cell office:value-type="string">
            <text:p>Tendencia 2 – 1 voto</text:p>
          </table:table-cell>
        </table:table-row>
        <table:table-row table:style-name="ro2">
          <table:table-cell office:value-type="string">
            <text:p>Por Femenino Votos en Blanc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rcentajes Por Masculino</text:p>
          </table:table-cell>
          <table:table-cell office:value-type="string">
            <text:p>Tendencia 1 – 100%</text:p>
          </table:table-cell>
        </table:table-row>
        <table:table-row table:style-name="ro2">
          <table:table-cell office:value-type="string">
            <text:p>Porcentajes Por Femenino</text:p>
          </table:table-cell>
          <table:table-cell office:value-type="string">
            <text:p>Tendencia 2 – 10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table:style-name="ce1" office:value-type="string">
            <text:p>No se guardan datos sobre el lugar de los usuarios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n las estadisticas desplegadas según el lugar</text:p>
          </table:table-cell>
        </table:table-row>
        <table:table-row table:style-name="ro2">
          <table:table-cell office:value-type="string">
            <text:p>Sel Por Lugar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Lugar Votos en Total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Lugar Votos Tendencia x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Lugar 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Porcentajes Lugar</text:p>
          </table:table-cell>
          <table:table-cell office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23:14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16:22</meta:creation-date>
    <meta:editing-duration>PT44M46S</meta:editing-duration>
    <meta:editing-cycles>23</meta:editing-cycles>
    <meta:generator>LibreOffice/4.0.3.3$Linux_x86 LibreOffice_project/400m0$Build-3</meta:generator>
    <meta:initial-creator>Ariel Mora</meta:initial-creator>
    <dc:date>2013-07-14T23:52:34</dc:date>
    <dc:creator>Ariel Mora</dc:creator>
    <meta:document-statistic meta:table-count="2" meta:cell-count="152" meta:object-count="0"/>
    <meta:user-defined meta:name="Info 1"/>
    <meta:user-defined meta:name="Info 2"/>
    <meta:user-defined meta:name="Info 3"/>
    <meta:user-defined meta:name="Info 4"/>
  </office:meta>
</office:document-meta>
</file>